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fo:font-weight="bold" officeooo:rsid="00176fbc" officeooo:paragraph-rsid="00176fbc" style:font-weight-asian="bold" style:font-weight-complex="bold"/>
    </style:style>
    <style:style style:name="P2" style:family="paragraph" style:parent-style-name="Standard">
      <style:paragraph-properties fo:line-height="200%"/>
      <style:text-properties style:font-name="Times New Roman" fo:font-weight="normal" officeooo:rsid="00176fbc" officeooo:paragraph-rsid="00176fbc" style:font-weight-asian="normal" style:font-weight-complex="normal"/>
    </style:style>
    <style:style style:name="P3" style:family="paragraph" style:parent-style-name="Standard" style:list-style-name="L2">
      <style:paragraph-properties fo:line-height="200%"/>
      <style:text-properties style:font-name="Times New Roman" fo:font-weight="normal" officeooo:rsid="00176fbc" officeooo:paragraph-rsid="00176fbc" style:font-weight-asian="normal" style:font-weight-complex="normal"/>
    </style:style>
    <style:style style:name="P4" style:family="paragraph" style:parent-style-name="Standard">
      <style:paragraph-properties fo:line-height="200%"/>
      <style:text-properties style:font-name="Times New Roman" fo:font-weight="normal" officeooo:rsid="00176fbc" officeooo:paragraph-rsid="00176fbc" style:font-weight-asian="normal" style:font-weight-complex="normal"/>
    </style:style>
    <style:style style:name="P5" style:family="paragraph" style:parent-style-name="Standard" style:list-style-name="L2">
      <style:paragraph-properties fo:line-height="200%" style:writing-mode="lr-tb"/>
      <style:text-properties style:font-name="Times New Roman" fo:font-weight="normal" officeooo:rsid="001b2fbe" officeooo:paragraph-rsid="001b2fbe" style:font-weight-asian="normal" style:font-weight-complex="normal"/>
    </style:style>
    <style:style style:name="P6" style:family="paragraph" style:parent-style-name="Standard">
      <style:paragraph-properties fo:line-height="200%"/>
      <style:text-properties style:font-name="Times New Roman" fo:font-weight="normal" officeooo:rsid="001e9d48" officeooo:paragraph-rsid="001e9d48" style:font-weight-asian="normal" style:font-weight-complex="normal"/>
    </style:style>
    <style:style style:name="P7" style:family="paragraph" style:parent-style-name="Standard" style:list-style-name="L2">
      <style:paragraph-properties fo:line-height="200%" style:writing-mode="lr-tb"/>
      <style:text-properties style:font-name="Times New Roman" fo:font-weight="normal" officeooo:rsid="001e9d48" officeooo:paragraph-rsid="001e9d48"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utline.</text:p>
      <text:p text:style-name="P2">Name: Shaaz Nathani</text:p>
      <text:p text:style-name="P2">Class: CS 313E</text:p>
      <text:p text:style-name="P6">Link :: https://github.com/GildedSeraphim/term-proj</text:p>
      <text:list text:style-name="L2">
        <text:list-item>
          <text:p text:style-name="P3">What is your project about?</text:p>
          <text:list>
            <text:list-item>
              <text:p text:style-name="P7">My project will be s a program to help store information about speeding vehicles recorded from various scanners. It will store license plates, speed, and timestamps of the offense that can be viewed and added too.</text:p>
            </text:list-item>
          </text:list>
        </text:list-item>
        <text:list-item>
          <text:p text:style-name="P5">Data set</text:p>
          <text:list>
            <text:list-item>
              <text:p text:style-name="P7">The data set is user generated however I will include one with the project and it will be avaliable within the github link with sample data.</text:p>
            </text:list-item>
          </text:list>
        </text:list-item>
        <text:list-item>
          <text:p text:style-name="P7">The design includes a class that will have all the operations preformed on the data and the main function which will allow the user to interact with the class and preform desired actions. There will be a function to add data, check all data, check by speed, time, or name, import a file, and to create the storage for the data.</text:p>
        </text:list-item>
        <text:list-item>
          <text:p text:style-name="P7">I will include the time and typing libraries for unix time and the dictionaries.</text:p>
        </text:list-item>
        <text:list-item>
          <text:p text:style-name="P7">The data structures I will use are dictionaries, tuples, lists, and python arrays.</text:p>
        </text:list-item>
        <text:list-item>
          <text:p text:style-name="P7">Test cases</text:p>
          <text:list>
            <text:list-item>
              <text:p text:style-name="P7">Incorrect choice</text:p>
            </text:list-item>
            <text:list-item>
              <text:p text:style-name="P7">Incorrect data</text:p>
            </text:list-item>
            <text:list-item>
              <text:p text:style-name="P7">missing file</text:p>
            </text:list-item>
            <text:list-item>
              <text:p text:style-name="P7">Incorrect data type</text:p>
            </text:list-item>
          </text:list>
        </text:list-item>
        <text:list-item>
          <text:p text:style-name="P7">Software expectations</text:p>
          <text:list>
            <text:list-item>
              <text:p text:style-name="P7"><text:soft-page-break/>Currently my software is very simple in scope and functions as it is supposed to. Some weaknesses that it has currently is entries that are already within the dictionary cannot be edited or removed. Other than that it functions as expecte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6:08:54.142365633</meta:creation-date>
    <dc:date>2024-12-03T22:52:30.865942465</dc:date>
    <meta:editing-duration>PT1H23M31S</meta:editing-duration>
    <meta:editing-cycles>3</meta:editing-cycles>
    <meta:generator>LibreOffice/24.2.7.2$Linux_X86_64 LibreOffice_project/420$Build-2</meta:generator>
    <meta:document-statistic meta:table-count="0" meta:image-count="0" meta:object-count="0" meta:page-count="2" meta:paragraph-count="18" meta:word-count="236" meta:character-count="1337" meta:non-whitespace-character-count="1133"/>
  </office:meta>
</office:document-meta>
</file>